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VILLOGAS MASGO, NERI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HUANUC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7/09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VILLOGAS MASGO, NERI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1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IO RIVE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8/09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7T18:08:06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